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font-weight="bold" officeooo:rsid="000d70f2" officeooo:paragraph-rsid="000d70f2" style:font-size-asian="12pt" style:font-weight-asian="bold" style:font-size-complex="12pt" style:font-weight-complex="bold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039a7" officeooo:paragraph-rsid="001039a7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style:font-name="Arial1" fo:font-size="12pt" fo:font-weight="bold" officeooo:rsid="001247d9" officeooo:paragraph-rsid="00124c92" style:font-size-asian="12pt" style:font-weight-asian="bold" style:font-size-complex="12pt" style:font-weight-complex="bold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style:font-name="Arial1" fo:font-size="12pt" fo:font-weight="bold" officeooo:rsid="00124c92" officeooo:paragraph-rsid="00124c92" style:font-size-asian="12pt" style:font-weight-asian="bold" style:font-size-complex="12pt" style:font-weight-complex="bold"/>
    </style:style>
    <style:style style:name="T1" style:family="text">
      <style:text-properties officeooo:rsid="000d70f2"/>
    </style:style>
    <style:style style:name="T2" style:family="text">
      <style:text-properties officeooo:rsid="00124c92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f706419-7fff-2bf5-cb17-67f3e64140f5"/></text:p>
      <text:list xml:id="list642750113" text:style-name="L1">
        <text:list-item>
          <text:p text:style-name="P2">Apresente as diferenças entre biblioteca estática e dinâmica.</text:p>
        </text:list-item>
        <text:list-item>
          <text:p text:style-name="P2">Uma aplicação trabalha com um vetor de grafos criados com listas em que cada elemento do grafo armazena uma matriz tridimensional de listas genéricas. Apresente os módulos e interfaces desta aplicação explicando os relacionamentos cliente-servidor, interface fornecida por 3ºs e as principais funções de acesso.</text:p>
        </text:list-item>
        <text:list-item>
          <text:p text:style-name="P2">Dê um exemplo de callback diferente do <text:span text:style-name="T1">apresentado</text:span> em aula.</text:p>
        </text:list-item>
        <text:list-item>
          <text:p text:style-name="P2">Qual é a relação entre os conceitos de baseline, desenvolvimento incremental e aprimoramento individual.</text:p>
        </text:list-item>
        <text:list-item>
          <text:p text:style-name="P3">Explique a diferença entre coesão lógica e funcional. Apresente exemplos.</text:p>
        </text:list-item>
        <text:list-item>
          <text:p text:style-name="P3">Um modulo com bom acoplamento pode ter uma coesão ruim. Certo, errado ou depende. Justifique sua resposta.</text:p>
        </text:list-item>
        <text:list-item>
          <text:p text:style-name="P4"><text:span text:style-name="T3">Dê um exemplo de acoplamento de baixa qualidade.</text:span></text:p>
        </text:list-item>
        <text:list-item>
          <text:p text:style-name="P4"><text:span text:style-name="T2">De um exemplo de requisito não funcional no seu trabalho do período.</text:span></text:p>
        </text:list-item>
        <text:list-item>
          <text:p text:style-name="P5">Elabore um requisito não funcional que resulta em um requisito funcional.</text:p>
        </text:list-item>
        <text:list-item>
          <text:p text:style-name="P5"><text:s/>Apresente modelo, exemplo e assertivas de uma estrutura utilizada no armazenamento de um cubo mágico.</text:p>
        </text:list-item>
        <text:list-item>
          <text:p text:style-name="P5"><text:s/>É possível existir um requisito genérico bem formulado. Certo? Errado? Justifiqu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26:51.863000000</meta:creation-date>
    <dc:date>2019-04-15T21:17:17.477000000</dc:date>
    <meta:editing-duration>PT27M19S</meta:editing-duration>
    <meta:editing-cycles>7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1" meta:word-count="172" meta:character-count="1112" meta:non-whitespace-character-count="960"/>
  </office:meta>
</office:document-meta>
</file>